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Overskrift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Bilag 1</text:h>
      <text:h text:style-name="Overskrift2" text:outline-level="2">Database</text:h>
      <text:p text:style-name="Normal">I dette bilag vil i kunne finde de script til databasen er henholdsvis opretter og indsætter værdier i databasen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Ingenafstand" style:display-name="Ingen afstand" style:family="paragraph">
      <style:paragraph-properties fo:margin-bottom="0in" fo:line-height="100%"/>
      <style:text-properties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ne Andersen</meta:initial-creator>
    <dc:creator>Stine Andersen</dc:creator>
    <meta:creation-date>2014-12-03T08:29:00Z</meta:creation-date>
    <dc:date>2014-12-03T11:03:00Z</dc:date>
    <meta:template xlink:href="Normal" xlink:type="simple"/>
    <meta:editing-cycles>3</meta:editing-cycles>
    <meta:editing-duration>PT420S</meta:editing-duration>
    <meta:document-statistic meta:page-count="1" meta:paragraph-count="1" meta:word-count="18" meta:character-count="132" meta:row-count="1" meta:non-whitespace-character-count="115"/>
  </office:meta>
</office:document-meta>
</file>